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automatic-styles>
    <style:style style:name="P1" style:family="paragraph" style:parent-style-name="Standard">
      <style:text-properties officeooo:paragraph-rsid="000b0e10"/>
    </style:style>
    <style:style style:name="T1" style:family="text">
      <style:text-properties officeooo:rsid="000b0e10"/>
    </style:style>
    <style:style style:name="T2" style:family="text">
      <style:text-properties fo:font-variant="normal" fo:text-transform="none" fo:color="#ffffff" loext:opacity="100%" style:font-name="Nunito" fo:font-size="9pt" fo:letter-spacing="normal" fo:font-style="normal" fo:font-weight="normal"/>
    </style:style>
    <style:style style:name="T3" style:family="text">
      <style:text-properties fo:font-variant="normal" fo:text-transform="none" style:use-window-font-color="true" loext:opacity="0%" style:font-name="Nunito" fo:font-size="9pt" fo:letter-spacing="normal" fo:font-style="normal" fo:font-weight="normal"/>
    </style:style>
    <style:style style:name="T4" style:family="text">
      <style:text-properties style:use-window-font-color="true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&gt; help(sniff)</text:p>
      <text:p text:style-name="Standard">Help on function sniff in module scapy.sendrecv:</text:p>
      <text:p text:style-name="Standard"/>
      <text:p text:style-name="Standard">sniff(*args, **kwargs)</text:p>
      <text:p text:style-name="Standard"><text:s text:c="4"/>Sniff packets and return a list of packets.</text:p>
      <text:p text:style-name="Standard"/>
      <text:p text:style-name="Standard"><text:s text:c="4"/>Args:</text:p>
      <text:p text:style-name="Standard"><text:s text:c="8"/>count: number of packets to capture. 0 means infinity.</text:p>
      <text:p text:style-name="Standard"><text:s text:c="8"/>store: whether to store sniffed packets or discard them</text:p>
      <text:p text:style-name="Standard"><text:s text:c="8"/>prn: function to apply to each packet. If something is returned, it</text:p>
      <text:p text:style-name="Standard"><text:s text:c="13"/>is displayed.</text:p>
      <text:p text:style-name="Standard"><text:s text:c="13"/>--Ex: prn = lambda x: x.summary()</text:p>
      <text:p text:style-name="Standard"><text:s text:c="8"/>session: a session = a flow decoder used to handle stream of packets.</text:p>
      <text:p text:style-name="Standard"><text:s text:c="17"/>--Ex: session=TCPSession</text:p>
      <text:p text:style-name="Standard"><text:s text:c="17"/>See below for more details.</text:p>
      <text:p text:style-name="P1"><text:s text:c="8"/>filter: BPF <text:span text:style-name="T1">(</text:span><text:span text:style-name="T3">Berkeley Packet Filter</text:span><text:span text:style-name="T4"> </text:span><text:span text:style-name="T1">)</text:span> filter to apply.</text:p>
      <text:p text:style-name="Standard"><text:s text:c="8"/>lfilter: Python function applied to each packet to determine if</text:p>
      <text:p text:style-name="Standard"><text:s text:c="17"/>further action may be done.</text:p>
      <text:p text:style-name="Standard"><text:s text:c="17"/>--Ex: lfilter = lambda x: x.haslayer(Padding)</text:p>
      <text:p text:style-name="Standard"><text:s text:c="8"/>offline: PCAP file (or list of PCAP files) to read packets from,</text:p>
      <text:p text:style-name="Standard"><text:s text:c="17"/>instead of sniffing them</text:p>
      <text:p text:style-name="Standard"><text:s text:c="8"/>quiet: <text:s text:c="2"/>when set to True, the process stderr is discarded</text:p>
      <text:p text:style-name="Standard"><text:s text:c="17"/>(default: False).</text:p>
      <text:p text:style-name="Standard"><text:s text:c="8"/>timeout: stop sniffing after a given time (default: None).</text:p>
      <text:p text:style-name="Standard"><text:s text:c="8"/>L2socket: use the provided L2socket (default: use conf.L2listen).</text:p>
      <text:p text:style-name="Standard"><text:s text:c="8"/>opened_socket: provide an object (or a list of objects) ready to use</text:p>
      <text:p text:style-name="Standard"><text:s text:c="22"/>.recv() on.</text:p>
      <text:p text:style-name="Standard"><text:s text:c="8"/>stop_filter: Python function applied to each packet to determine if</text:p>
      <text:p text:style-name="Standard"><text:s text:c="21"/>we have to stop the capture after this packet.</text:p>
      <text:p text:style-name="Standard"><text:s text:c="21"/>--Ex: stop_filter = lambda x: x.haslayer(TCP)</text:p>
      <text:p text:style-name="Standard"><text:s text:c="8"/>iface: interface or list of interfaces (default: None for sniffing</text:p>
      <text:p text:style-name="Standard"><text:s text:c="15"/>on the default interface).</text:p>
      <text:p text:style-name="Standard"><text:s text:c="8"/>monitor: use monitor mode. May not be available on all OS</text:p>
      <text:p text:style-name="Standard"><text:s text:c="8"/>started_callback: called as soon as the sniffer starts sniffing</text:p>
      <text:p text:style-name="Standard"><text:s text:c="26"/>(default: None).</text:p>
      <text:p text:style-name="Standard"/>
      <text:p text:style-name="Standard"><text:s text:c="4"/>The iface, offline and opened_socket parameters can be either an</text:p>
      <text:p text:style-name="Standard"><text:s text:c="4"/>element, a list of elements, or a dict object mapping an element to a</text:p>
      <text:p text:style-name="Standard"><text:s text:c="4"/>label (see examples below).</text:p>
      <text:p text:style-name="Standard"/>
      <text:p text:style-name="Standard"><text:s text:c="4"/>For more information about the session argument, see</text:p>
      <text:p text:style-name="Standard"><text:s text:c="4"/>https://scapy.rtfd.io/en/latest/usage.html#advanced-sniffing-sniffing-sessions</text:p>
      <text:p text:style-name="Standard"/>
      <text:p text:style-name="Standard"><text:s text:c="4"/>Examples: synchronous</text:p>
      <text:p text:style-name="Standard"><text:s text:c="6"/>&gt;&gt;&gt; sniff(filter="arp")</text:p>
      <text:p text:style-name="Standard"><text:s text:c="6"/>&gt;&gt;&gt; sniff(filter="tcp",</text:p>
      <text:p text:style-name="Standard"><text:s text:c="6"/>... <text:s text:c="6"/>session=IPSession, <text:s/># defragment on-the-flow</text:p>
      <text:p text:style-name="Standard"><text:s text:c="6"/>... <text:s text:c="6"/>prn=lambda x: x.summary())</text:p>
      <text:p text:style-name="Standard"><text:s text:c="6"/>&gt;&gt;&gt; sniff(lfilter=lambda pkt: ARP in pkt)</text:p>
      <text:p text:style-name="Standard"><text:s text:c="6"/>&gt;&gt;&gt; sniff(iface="eth0", prn=Packet.summary)</text:p>
      <text:p text:style-name="Standard"><text:s text:c="6"/>&gt;&gt;&gt; sniff(iface=["eth0", "mon0"],</text:p>
      <text:p text:style-name="Standard"><text:s text:c="6"/>... <text:s text:c="6"/>prn=lambda pkt: "%s: %s" % (pkt.sniffed_on,</text:p>
      <text:p text:style-name="Standard"><text:soft-page-break/><text:s text:c="6"/>... <text:s text:c="34"/>pkt.summary()))</text:p>
      <text:p text:style-name="Standard"><text:s text:c="6"/>&gt;&gt;&gt; sniff(iface={"eth0": "Ethernet", "mon0": "Wifi"},</text:p>
      <text:p text:style-name="Standard"><text:s text:c="6"/>... <text:s text:c="6"/>prn=lambda pkt: "%s: %s" % (pkt.sniffed_on,</text:p>
      <text:p text:style-name="Standard"><text:s text:c="6"/>... <text:s text:c="34"/>pkt.summary()))</text:p>
      <text:p text:style-name="Standard"/>
      <text:p text:style-name="Standard"><text:s text:c="4"/>Examples: asynchronous</text:p>
      <text:p text:style-name="Standard"><text:s text:c="6"/>&gt;&gt;&gt; t = AsyncSniffer(iface="enp0s3")</text:p>
      <text:p text:style-name="Standard"><text:s text:c="6"/>&gt;&gt;&gt; t.start()</text:p>
      <text:p text:style-name="Standard"><text:s text:c="6"/>&gt;&gt;&gt; time.sleep(1)</text:p>
      <text:p text:style-name="Standard"><text:s text:c="6"/>&gt;&gt;&gt; print("nice weather today")</text:p>
      <text:p text:style-name="Standard"><text:s text:c="6"/>&gt;&gt;&gt; t.stop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8:31:20.168000000</meta:creation-date>
    <dc:date>2025-05-22T18:35:49.770000000</dc:date>
    <meta:editing-duration>PT4M30S</meta:editing-duration>
    <meta:editing-cycles>1</meta:editing-cycles>
    <meta:document-statistic meta:table-count="0" meta:image-count="0" meta:object-count="0" meta:page-count="2" meta:paragraph-count="57" meta:word-count="335" meta:character-count="2866" meta:non-whitespace-character-count="2006"/>
    <meta:generator>LibreOffice/7.5.7.1$Windows_X86_64 LibreOffice_project/47eb0cf7efbacdee9b19ae25d6752381ede23126</meta:generator>
  </office:meta>
</office:document-meta>
</file>